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r10" style:family="presentation" style:parent-style-name="BrightBlue-title">
      <style:graphic-properties fo:min-height="2.03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P7" style:family="paragraph">
      <style:text-properties fo:font-size="15pt" style:font-size-asian="15pt" style:font-size-complex="15pt"/>
    </style:style>
    <style:style style:name="P8" style:family="paragraph">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style:style style:name="T16" style:family="text">
      <style:text-properties fo:color="#000099"/>
    </style:style>
    <style:style style:name="T17" style:family="text">
      <style:text-properties fo:color="#000066"/>
    </style:style>
    <style:style style:name="T18" style:family="text">
      <style:text-properties fo:color="#990000"/>
    </style:style>
    <style:style style:name="T19" style:family="text">
      <style:text-properties fo:color="#cc00cc" fo:font-style="italic" fo:font-weight="bold" style:font-style-asian="italic" style:font-weight-asian="bold" style:font-style-complex="italic" style:font-weight-complex="bold"/>
    </style:style>
    <style:style style:name="T20" style:family="text">
      <style:text-properties fo:font-size="15pt" style:font-size-asian="15pt" style:font-size-complex="15pt"/>
    </style:style>
    <style:style style:name="T21" style:family="text">
      <style:text-properties fo:color="#330099" fo:font-size="15pt" style:font-size-asian="15pt" style:font-size-complex="15pt"/>
    </style:style>
    <style:style style:name="T22" style:family="text">
      <style:text-properties fo:color="#ff0000" fo:font-size="15pt" style:font-size-asian="15pt" style:font-size-complex="15pt"/>
    </style:style>
    <style:style style:name="T23" style:family="text">
      <style:text-properties fo:color="#000000" fo:font-size="15pt" style:font-size-asian="15pt" style:font-size-complex="15pt"/>
    </style:style>
    <style:style style:name="T24" style:family="text">
      <style:text-properties fo:color="#cc0000" fo:font-size="15pt" style:font-size-asian="15pt" style:font-size-complex="15pt"/>
    </style:style>
    <style:style style:name="T25" style:family="text">
      <style:text-properties fo:color="#ff0066"/>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cc0000" fo:font-weight="normal" style:font-weight-asian="normal" style:font-weight-complex="normal"/>
    </style:style>
    <style:style style:name="T29" style:family="text">
      <style:text-properties fo:color="#ff66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Sass variable Syntax:</text:p>
                <text:p><text:span text:style-name="T16">$&lt;variable name&gt;:&lt;value&gt;;</text:span></text:p>
              </text:list-item>
              <text:list-item>
                <text:p>Example:</text:p>
                <text:p>declare the variable named- large-font:</text:p>
                <text:p><text:span text:style-name="T16">$large-font: 50px;</text:span></text:p>
              </text:list-item>
              <text:list-item>
                <text:p><text:span text:style-name="T12">Once it's been declared, you can use the variable just as though you were typing the variable:</text:span></text:p>
                <text:p><text:span text:style-name="T12"/></text:p>
                <text:p><text:span text:style-name="T12">SCSS:</text:span></text:p>
                <text:p><text:span text:style-name="T16"/></text:p>
                <text:p><text:span text:style-name="T16">$large-font: 50px;</text:span></text:p>
                <text:p><text:span text:style-name="T16"/></text:p>
                <text:p><text:span text:style-name="T16">p {</text:span></text:p>
                <text:p><text:span text:style-name="T16"><text:s text:c="3"/></text:span><text:span text:style-name="T16">font-size: $large-font;</text:span></text:p>
                <text:p><text:span text:style-name="T16">}</text:span></text:p>
              </text:list-item>
              <text:list-item>
                <text:p><text:span text:style-name="T12">The Sass transpiler will handle the substitution for you:</text:span></text:p>
                <text:p><text:span text:style-name="T12"/></text:p>
                <text:p><text:span text:style-name="T12">CSS:</text:span></text:p>
                <text:p><text:span text:style-name="T16"/></text:p>
                <text:p><text:span text:style-name="T16">p {</text:span></text:p>
                <text:p><text:span text:style-name="T16"><text:s text:c="4"/></text:span><text:span text:style-name="T16">font-size: 50px;</text:span></text:p>
                <text:p><text:span text:style-name="T12">}</text:span></text:p>
                <text:p><text:span text:style-name="T16"/></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a hyphen (-) <text:s/>and an underscore(_) are interchangeable in declaring variable:</text:p>
                <text:p>example:</text:p>
                <text:p><text:span text:style-name="T17">$main-color: red; <text:s text:c="32"/>/* variable declaration <text:s/>*/</text:span></text:p>
                <text:p><text:span text:style-name="T17"/></text:p>
                <text:p><text:span text:style-name="T17">p {</text:span></text:p>
                <text:p><text:span text:style-name="T17"><text:s text:c="3"/></text:span><text:span text:style-name="T17">color: $main-color; <text:s text:c="27"/>/* variable with hyphen */</text:span></text:p>
                <text:p><text:span text:style-name="T17">}</text:span></text:p>
                <text:p><text:span text:style-name="T17"/></text:p>
                <text:p><text:span text:style-name="T17">a {</text:span></text:p>
                <text:p><text:span text:style-name="T17"><text:s text:c="3"/></text:span><text:span text:style-name="T17">color: $main_color; <text:s text:c="24"/>/* variable with underscore */</text:span></text:p>
                <text:p><text:span text:style-name="T17">}</text:span></text:p>
              </text:list-item>
              <text:list-item>
                <text:p><text:span text:style-name="T17"><text:s/></text:span><text:span text:style-name="T12">both of the above elements will display text in red.</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11">$main-color: red;</text:span></text:p>
                <text:p><text:span text:style-name="T17">p {</text:span></text:p>
                <text:p><text:span text:style-name="T17"><text:s text:c="3"/></text:span><text:span text:style-name="T11">$main-color: blue;</text:span></text:p>
                <text:p><text:span text:style-name="T17"><text:s text:c="3"/></text:span><text:span text:style-name="T17">color: $main-color;</text:span></text:p>
                <text:p><text:span text:style-name="T17">}</text:span></text:p>
                <text:p><text:span text:style-name="T17"/></text:p>
                <text:p><text:span text:style-name="T17">a {</text:span></text:p>
                <text:p><text:span text:style-name="T17"><text:s/></text:span><text:span text:style-name="T17">color: $main-color;</text:span></text:p>
                <text:p><text:span text:style-name="T17">}</text:span></text:p>
                <text:p><text:span text:style-name="T17"/></text:p>
              </text:list-item>
            </text:list>
          </draw:text-box>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4cm" svg:y="5.066cm" presentation:class="outline">
          <draw:text-box>
            <text:list text:style-name="L2">
              <text:list-item>
                <text:p>Can you figure out what color the text inside an &lt;a&gt; tag will be? It will be red. </text:p>
              </text:list-item>
              <text:list-item>
                <text:p>The second definition,<text:span text:style-name="T14"> $main-color: blue; </text:span>is inside the rule for the &lt;p&gt; tag, and will only be available there. </text:p>
              </text:list-item>
              <text:list-item>
                <text:p>The following is transpiled CSS:</text:p>
                <text:p><text:span text:style-name="T18">p {</text:span></text:p>
                <text:p><text:span text:style-name="T18"><text:s text:c="3"/></text:span><text:span text:style-name="T18">color: </text:span><text:span text:style-name="T16">blue;</text:span></text:p>
                <text:p><text:span text:style-name="T18">}</text:span></text:p>
                <text:p><text:span text:style-name="T18">a {</text:span></text:p>
                <text:p><text:span text:style-name="T18"><text:s text:c="3"/></text:span><text:span text:style-name="T18">color: </text:span><text:span text:style-name="T16">red;</text:span></text:p>
                <text:p><text:span text:style-name="T18">}</text:span></text:p>
                <text:p><text:span text:style-name="T12">That's the default behavior. You can override it by using the</text:span><text:span text:style-name="T19"> !global</text:span></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draw:frame presentation:style-name="pr10" draw:layer="layout" svg:width="19.5cm" svg:height="2.032cm" svg:x="1.27cm" svg:y="1.524cm" presentation:class="title" presentation:user-transformed="true">
          <draw:text-box>
            <text:p>Scope of variable</text:p>
          </draw:text-box>
        </draw:frame>
        <draw:frame presentation:style-name="pr5" draw:text-style-name="P7" draw:layer="layout" svg:width="25.2cm" svg:height="12.179cm" svg:x="1.4cm" svg:y="5.066cm" presentation:class="outline">
          <draw:text-box>
            <text:list text:style-name="L2">
              <text:list-item>
                <text:p><text:span text:style-name="T20">SCSS: !global Switch example:</text:span></text:p>
                <text:p><text:span text:style-name="T21">$main-color: red;</text:span></text:p>
                <text:p><text:span text:style-name="T21">p {</text:span></text:p>
                <text:p><text:span text:style-name="T21"><text:s text:c="3"/></text:span><text:span text:style-name="T22">$main-color: blue !global;</text:span></text:p>
                <text:p><text:span text:style-name="T21"><text:s text:c="3"/></text:span><text:span text:style-name="T21">color: $main-color;</text:span></text:p>
                <text:p><text:span text:style-name="T21">}</text:span></text:p>
                <text:p><text:span text:style-name="T21">a {</text:span></text:p>
                <text:p><text:span text:style-name="T21"><text:s text:c="2"/></text:span><text:span text:style-name="T21">color: $main-color;</text:span></text:p>
                <text:p><text:span text:style-name="T21">}</text:span></text:p>
              </text:list-item>
              <text:list-item>
                <text:p><text:span text:style-name="T23">which will result in CSS:</text:span></text:p>
                <text:p><text:span text:style-name="T21">p {</text:span></text:p>
                <text:p><text:span text:style-name="T21"><text:s text:c="2"/></text:span><text:span text:style-name="T21">color: blue;</text:span></text:p>
                <text:p><text:span text:style-name="T21">}</text:span></text:p>
                <text:p><text:span text:style-name="T21">a {</text:span></text:p>
                <text:p><text:span text:style-name="T21"><text:s text:c="2"/></text:span><text:span text:style-name="T21">color: blue;</text:span></text:p>
                <text:p><text:span text:style-name="T21">}</text:span></text:p>
              </text:list-item>
              <text:list-item>
                <text:p><text:span text:style-name="T2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draw:frame presentation:style-name="pr7" draw:layer="layout" svg:width="19.5cm" svg:height="3.467cm" svg:x="1.4cm" svg:y="0.8cm" presentation:class="title">
          <draw:text-box>
            <text:p>Sass Expression</text:p>
          </draw:text-box>
        </draw:frame>
        <draw:frame presentation:style-name="pr5" draw:layer="layout" svg:width="25.2cm" svg:height="12.179cm" svg:x="1.4cm" svg:y="5.066cm" presentation:class="outline">
          <draw:text-box>
            <text:list text:style-name="L2">
              <text:list-item>
                <text:p>When you're using SassScript, you're still writing CSS.</text:p>
                <text:p><text:span text:style-name="T11">Syntax:</text:span></text:p>
                <text:p><text:span text:style-name="T11">&lt;selector&gt; {</text:span></text:p>
                <text:p><text:span text:style-name="T11"><text:s text:c="3"/></text:span><text:span text:style-name="T11">&lt;property&gt;: &lt;value&gt;;</text:span></text:p>
                <text:p><text:span text:style-name="T11"><text:s text:c="3"/></text:span><text:span text:style-name="T11">&lt;property&gt;: &lt;value&gt;;</text:span></text:p>
                <text:p><text:span text:style-name="T11">…</text:span><text:span text:style-name="T11">.</text:span></text:p>
                <text:p><text:span text:style-name="T11">}</text:span></text:p>
              </text:list-item>
              <text:list-item>
                <text:p><text:span text:style-name="T12">you can replace &lt;selector&gt;, &lt;property&gt; or &lt;value&gt; with an expression. </text:span></text:p>
              </text:list-item>
              <text:list-item>
                <text:p><text:span text:style-name="T12">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4.746cm" svg:x="1.4cm" svg:y="5.066cm" presentation:class="outline" presentation:user-transformed="true">
          <draw:text-box>
            <text:list text:style-name="L2">
              <text:list-header>
                <text:p><text:span text:style-name="T22"/></text:p>
              </text:list-header>
              <text:list-item>
                <text:p><text:span text:style-name="T22">$text-size: 25px;</text:span></text:p>
                <text:p><text:span text:style-name="T22">p {</text:span></text:p>
                <text:p><text:span text:style-name="T22"><text:s text:c="3"/></text:span><text:span text:style-name="T22">font-size: $text-size * 1.20;</text:span></text:p>
                <text:p><text:span text:style-name="T22">}</text:span></text:p>
              </text:list-item>
              <text:list-item>
                <text:p><text:span text:style-name="T20">It evaluates the variable $dark-green and replaces the result, #0f5a0c in this case, in the CSS it outputs:</text:span></text:p>
                <text:p><text:span text:style-name="T22">p { </text:span></text:p>
                <text:p><text:span text:style-name="T22"><text:s text:c="2"/></text:span><text:span text:style-name="T22">color: $0f5a0c;</text:span></text:p>
                <text:p><text:span text:style-name="T22">}</text:span></text:p>
                <text:p><text:span text:style-name="T22"/></text:p>
              </text:list-item>
              <text:list-item>
                <text:p><text:span text:style-name="T20">This example will evaluate both the variable </text:span><text:span text:style-name="T24">$text-size</text:span><text:span text:style-name="T20"> and the </text:span><text:span text:style-name="T24">operator *</text:span><text:span text:style-name="T20"> (multiply) and output the following CSS:</text:span></text:p>
                <text:p><text:span text:style-name="T20"/></text:p>
                <text:p><text:span text:style-name="T22">p {</text:span></text:p>
                <text:p><text:span text:style-name="T22"><text:s text:c="2"/></text:span><text:span text:style-name="T22">font-size = 30px;</text:span></text:p>
                <text:p><text:span text:style-name="T22">}</text:span></text:p>
                <text:p><text:span text:style-name="T22"/></text:p>
                <text:p/>
              </text:list-item>
            </text:list>
          </draw:text-box>
        </draw:frame>
        <presentation:notes draw:style-name="dp2">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2.179cm" svg:x="1.4cm" svg:y="5.066cm" presentation:class="outline">
          <draw:text-box>
            <text:list text:style-name="L2">
              <text:list-item>
                <text:p><text:span text:style-name="T12">You can also use one of the functions that SassScript provides:</text:span></text:p>
                <text:p><text:span text:style-name="T11">p {</text:span></text:p>
                <text:p><text:span text:style-name="T11"><text:s/></text:span><text:span text:style-name="T11">font-color = rgb(135, 204, 166); </text:span></text:p>
                <text:p><text:span text:style-name="T11">}</text:span></text:p>
              </text:list-item>
              <text:list-item>
                <text:p><text:span text:style-name="T12">he rgb() SassScript function generates a hex color value from the provided red green and blue colors, so the transpiler will output:</text:span></text:p>
                <text:p><text:span text:style-name="T12">CSS:</text:span></text:p>
                <text:p><text:span text:style-name="T11"/></text:p>
                <text:p><text:span text:style-name="T11">p {</text:span></text:p>
                <text:p><text:span text:style-name="T11"><text:s text:c="2"/></text:span><text:span text:style-name="T11">font-color = #87cca6; </text:span></text:p>
                <text:p><text:span text:style-name="T11">}</text:span></text:p>
              </text:list-item>
              <text:list-item>
                <text:p><text:span text:style-name="T12">the transpiler is doing essentially the same thing: It evaluates the expression, which may include variables, operators and functions in any combination, and outputs simple CSS values.</text:span></text:p>
              </text:list-item>
            </text:list>
          </draw:text-box>
        </draw:frame>
        <presentation:notes draw:style-name="dp2">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SassScript includes <text:span text:style-name="T25">seven</text:span> different data types: </text:p>
              </text:list-header>
              <text:list-item>
                <text:p>Numbers</text:p>
              </text:list-item>
              <text:list-item>
                <text:p>Strings</text:p>
              </text:list-item>
              <text:list-item>
                <text:p>Colors</text:p>
              </text:list-item>
              <text:list-item>
                <text:p>Booleans</text:p>
              </text:list-item>
              <text:list-item>
                <text:p>Null </text:p>
              </text:list-item>
              <text:list-item>
                <text:p>Lists </text:p>
              </text:list-item>
              <text:list-item>
                <text:p>Maps</text:p>
              </text:list-item>
            </text:list>
          </draw:text-box>
        </draw:frame>
        <presentation:notes draw:style-name="dp2">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text:span text:style-name="T26">Number:</text:span></text:p>
              </text:list-header>
              <text:list-item>
                <text:p>SassScript recognizes a single numeric data type.</text:p>
              </text:list-item>
              <text:list-item>
                <text:p>it does recognize standard units such as em or px, and when performing an operation on numeric values, the unit must be the same or compatible.</text:p>
                <text:p><text:span text:style-name="T14">Example:</text:span></text:p>
                <text:p><text:span text:style-name="T3">test: 10 + 3; <text:s text:c="3"/>//"plain" numbers added together</text:span></text:p>
                <text:p><text:span text:style-name="T3">test: 10px + 3; <text:s/>//"plain" number added to a pixel value</text:span></text:p>
                <text:p><text:span text:style-name="T3">test: 10em + 3em; //two "em" values added together</text:span></text:p>
              </text:list-item>
              <text:list-item>
                <text:p>But test: 10px + 2em; operation will result in an error because pixels and ems are not compatible.</text:p>
              </text:list-item>
            </text:list>
          </draw:text-box>
        </draw:frame>
        <presentation:notes draw:style-name="dp2">
          <draw:page-thumbnail draw:style-name="gr1" draw:layer="layout" svg:width="17.478cm" svg:height="8.993cm" svg:x="2.056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0.962cm" svg:y="5.347cm" presentation:class="outline" presentation:user-transformed="true">
          <draw:text-box>
            <text:list text:style-name="L2">
              <text:list-header>
                <text:p><text:span text:style-name="T26">String:</text:span></text:p>
              </text:list-header>
              <text:list-item>
                <text:p>You can create strings in SassScript with double quotes "string", single quotes 'string', or no quotes at all, string.</text:p>
                <text:p>SCSS:</text:p>
                <text:p><text:span text:style-name="T3">$default-font: 'Lucida';</text:span></text:p>
                <text:p><text:span text:style-name="T3">p {</text:span></text:p>
                <text:p><text:span text:style-name="T3"><text:s text:c="4"/></text:span><text:span text:style-name="T3">font-family: $default-font, "Ariel", sans-serif;</text:span></text:p>
                <text:p><text:span text:style-name="T3">}</text:span></text:p>
              </text:list-item>
              <text:list-item>
                <text:p>Would be output as</text:p>
                <text:p>CSS:</text:p>
                <text:p><text:span text:style-name="T3">p {</text:span></text:p>
                <text:p><text:span text:style-name="T3"><text:s text:c="4"/></text:span><text:span text:style-name="T3">font-family: 'Lucida', "Ariel", sans-serif;</text:span></text:p>
                <text:p><text:span text:style-name="T3">}</text:span></text:p>
              </text:list-item>
            </text:list>
          </draw:text-box>
        </draw:frame>
        <presentation:notes draw:style-name="dp2">
          <draw:page-thumbnail draw:style-name="gr1" draw:layer="layout" svg:width="17.478cm" svg:height="8.993cm" svg:x="2.056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3.195cm" svg:x="1.524cm" svg:y="5.08cm" presentation:class="outline" presentation:user-transformed="true">
          <draw:text-box>
            <text:list text:style-name="L2">
              <text:list-header>
                <text:p><text:span text:style-name="T26">String:</text:span></text:p>
              </text:list-header>
              <text:list-item>
                <text:p>The only exception to this rule is when you use interpolation to pass a variable to a selector. Interpolation uses a special syntax, #{&lt;var&gt;} to "unwrap" the contents of the variable, and as part of that it removes any quotation marks. Let's look at an example:</text:p>
                <text:p>SCSS:</text:p>
                <text:p/>
                <text:p><text:span text:style-name="T11">$class-name: "foo";</text:span></text:p>
                <text:p><text:span text:style-name="T11"/></text:p>
                <text:p><text:span text:style-name="T11">a.#{$class-name} {</text:span></text:p>
                <text:p><text:span text:style-name="T11"><text:s text:c="3"/></text:span><text:span text:style-name="T11">color: blue;</text:span></text:p>
                <text:p><text:span text:style-name="T11">}</text:span></text:p>
                <text:p/>
                <text:p>results in</text:p>
                <text:p/>
                <text:p>CSS:</text:p>
                <text:p/>
                <text:p><text:span text:style-name="T3">a.#foo {</text:span></text:p>
                <text:p><text:span text:style-name="T3"><text:s text:c="3"/></text:span><text:span text:style-name="T3">color: blue;</text:span></text:p>
                <text:p><text:span text:style-name="T3">}</text:span></text:p>
              </text:list-item>
            </text:list>
          </draw:text-box>
        </draw:frame>
        <presentation:notes draw:style-name="dp2">
          <draw:page-thumbnail draw:style-name="gr1" draw:layer="layout" svg:width="17.478cm" svg:height="8.993cm" svg:x="2.056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BrightBlue" presentation:presentation-page-layout-name="AL2T1">
        <draw:frame presentation:style-name="pr7" draw:layer="layout" svg:width="19.5cm" svg:height="3.467cm" svg:x="1.4cm" svg:y="0.8cm" presentation:class="title">
          <draw:text-box>
            <text:p>Sass Datatype<text:tab/></text:p>
          </draw:text-box>
        </draw:frame>
        <draw:frame presentation:style-name="pr5" draw:layer="layout" svg:width="25.2cm" svg:height="12.179cm" svg:x="1.4cm" svg:y="5.066cm" presentation:class="outline">
          <draw:text-box>
            <text:list text:style-name="L2">
              <text:list-header>
                <text:p><text:span text:style-name="T26">Color:</text:span></text:p>
              </text:list-header>
              <text:list-item>
                <text:p>SassScript supports the same color expressions that are supported by CSS: </text:p>
                <text:p>-hex values such as <text:span text:style-name="T3">#0000</text:span>, </text:p>
                <text:p>-named values such as red, rgb expressions like <text:span text:style-name="T3">rgb(100, 39, 153)</text:span>,</text:p>
                <text:p>- rgba expressions such as <text:span text:style-name="T3">rgba(100, 39, 153, 75)</text:span>,</text:p>
                <text:p>- hsl expressions such as <text:span text:style-name="T3">hsl(0, 30%, 100%)</text:span>, </text:p>
                <text:p>-hsla expressions such as <text:span text:style-name="T3">hsla(0, 30%, 100%, 0.3)</text:span>.</text:p>
              </text:list-item>
            </text:list>
          </draw:text-box>
        </draw:frame>
        <presentation:notes draw:style-name="dp2">
          <draw:page-thumbnail draw:style-name="gr1" draw:layer="layout" svg:width="17.478cm" svg:height="8.993cm" svg:x="2.056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2.179cm" svg:x="1.47cm" svg:y="5.334cm" presentation:class="outline" presentation:user-transformed="true">
          <draw:text-box>
            <text:list text:style-name="L2">
              <text:list-header>
                <text:p><text:span text:style-name="T26">List:</text:span></text:p>
                <text:p>A SassScript list is a series of values separated by either spaces or commas. The contents of both of the following variables will be treated as lists by SassScript:</text:p>
                <text:p>SCSS:</text:p>
                <text:p><text:span text:style-name="T3">$body-font: Helvetica, Arial, sans-serif;</text:span></text:p>
                <text:p><text:span text:style-name="T3">$body-margin: 0 0 10px 15px;</text:span></text:p>
                <text:p>Lists don't have to contain simple values; they can contain other lists:</text:p>
                <text:p><text:span text:style-name="T3">$random-list: 10, 10 0, 3;</text:span></text:p>
                <text:p>In this case, contains three items, not four as you might expect. The second item is a second list. SassScript considers 10 0 a nested list item because it's separated by a space, while the values in main list, $random-list, are separated by commas.</text:p>
                <text:p>You can also use parentheses as placeholders for an entire list or for individual elements:</text:p>
                <text:p><text:span text:style-name="T3">$empty-list: ();</text:span></text:p>
                <text:p><text:span text:style-name="T3">$missing-list: 10px () 30px 0;</text:span></text:p>
              </text:list-header>
            </text:list>
          </draw:text-box>
        </draw:frame>
        <presentation:notes draw:style-name="dp2">
          <draw:page-thumbnail draw:style-name="gr1" draw:layer="layout" svg:width="17.478cm" svg:height="8.993cm" svg:x="2.056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text-style-name="P8" draw:layer="layout" svg:width="25.2cm" svg:height="12.179cm" svg:x="1.4cm" svg:y="5.066cm" presentation:class="outline">
          <draw:text-box>
            <text:list text:style-name="L2">
              <text:list-header>
                <text:p><text:span text:style-name="T26">Map:</text:span></text:p>
              </text:list-header>
              <text:list-item>
                <text:p><text:span text:style-name="T27">In SassScript, maps are key-value pairs.</text:span></text:p>
                <text:p><text:span text:style-name="T27">- </text:span><text:span text:style-name="T28">$red-map: (light: #e57373, medium: #f44336, dark: #b71c1c);</text:span></text:p>
              </text:list-item>
              <text:list-item>
                <text:p><text:span text:style-name="T27">Maps are never output directly to the CSS; it wouldn't know what to do with them. Instead, you'll use the map functions to retrieve values.</text:span></text:p>
              </text:list-item>
            </text:list>
          </draw:text-box>
        </draw:frame>
        <presentation:notes draw:style-name="dp2">
          <draw:page-thumbnail draw:style-name="gr1" draw:layer="layout" svg:width="17.478cm" svg:height="8.993cm" svg:x="2.056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26">Map Example:</text:span></text:p>
                <text:p>SCSS:<text:span text:style-name="T11"> map-get()</text:span></text:p>
                <text:p><text:span text:style-name="T29">$red-map: (light: #e57373, medium: #f44336, dark: #b71c1c);</text:span></text:p>
                <text:p><text:span text:style-name="T29">p {</text:span></text:p>
                <text:p><text:span text:style-name="T29"><text:s/></text:span><text:span text:style-name="T29">color: map-get($red-map, light);</text:span></text:p>
                <text:p><text:span text:style-name="T29">}</text:span></text:p>
                <text:p/>
              </text:list-header>
              <text:list-item>
                <text:p>The <text:span text:style-name="T3">map-get() function</text:span> takes a map and a key and returns the value of that key. In this case, the CSS would be:</text:p>
                <text:p>CSS:</text:p>
                <text:p><text:span text:style-name="T29">p {</text:span></text:p>
                <text:p><text:span text:style-name="T29"><text:s text:c="3"/></text:span><text:span text:style-name="T29">color: $e57373;</text:span></text:p>
                <text:p><text:span text:style-name="T29">}</text:span></text:p>
                <text:p><text:span text:style-name="T29"/></text:p>
                <text:p/>
              </text:list-item>
            </text:list>
          </draw:text-box>
        </draw:frame>
        <presentation:notes draw:style-name="dp2">
          <draw:page-thumbnail draw:style-name="gr1" draw:layer="layout" svg:width="17.478cm" svg:height="8.993cm" svg:x="2.056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Booleans &amp; Nulls:</text:p>
              </text:list-header>
              <text:list-item>
                <text:p>SassScript supports two Boolean values: true and false</text:p>
              </text:list-item>
              <text:list-item>
                <text:p><text:s/>the null value- <text:s/>null. </text:p>
              </text:list-item>
            </text:list>
          </draw:text-box>
        </draw:frame>
        <presentation:notes draw:style-name="dp2">
          <draw:page-thumbnail draw:style-name="gr1" draw:layer="layout" svg:width="17.478cm" svg:height="8.993cm" svg:x="2.056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1. Equality Operations:</text:span></text:p>
              </text:list-header>
              <text:list-item>
                <text:p>SassScript supports one operation for all data types: equality. You can compare any two values using the <text:span text:style-name="T3">== and != operators</text:span>, which return a Boolean value. You can compare any data types.</text:p>
                <text:p><text:span text:style-name="T3">2 == 3 //false</text:span></text:p>
                <text:p><text:span text:style-name="T3">2 != 3 //true</text:span></text:p>
              </text:list-item>
              <text:list-item>
                <text:p>example 2: </text:p>
                <text:p><text:span text:style-name="T3">$a: bold;</text:span></text:p>
                <text:p><text:span text:style-name="T3">$b: italic;</text:span></text:p>
                <text:p><text:span text:style-name="T3">$a == $b /* false */</text:span></text:p>
                <text:p><text:span text:style-name="T3">$a != $b /* true */</text:span></text:p>
              </text:list-item>
            </text:list>
          </draw:text-box>
        </draw:frame>
        <presentation:notes draw:style-name="dp2">
          <draw:page-thumbnail draw:style-name="gr1" draw:layer="layout" svg:width="17.478cm" svg:height="8.993cm" svg:x="2.056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3.73cm" svg:x="1.4cm" svg:y="5.066cm" presentation:class="outline" presentation:user-transformed="true">
          <draw:text-box>
            <text:list text:style-name="L2">
              <text:list-header>
                <text:p><text:span text:style-name="T26">2. Boolean Operation:</text:span></text:p>
              </text:list-header>
              <text:list-item>
                <text:p>Sass supports three Boolean operators: <text:span text:style-name="T14">and, or and not</text:span>.</text:p>
              </text:list-item>
              <text:list-item>
                <text:p>The <text:span text:style-name="T12">and </text:span>operator returns true only if both of its operands are true:</text:p>
                <text:p><text:span text:style-name="T3">true and true <text:s text:c="10"/>//returns true</text:span></text:p>
                <text:p><text:span text:style-name="T3">true and false <text:s text:c="8"/>//returns false</text:span></text:p>
              </text:list-item>
              <text:list-item>
                <text:p><text:span text:style-name="T12">The or operator returns true if either of operands are true:</text:span></text:p>
                <text:p><text:span text:style-name="T3">true or false <text:s text:c="10"/>//returns true</text:span></text:p>
                <text:p><text:span text:style-name="T3">true or true <text:s text:c="11"/>//returns true</text:span></text:p>
                <text:p><text:span text:style-name="T3">false or false <text:s text:c="8"/>//returns false</text:span></text:p>
              </text:list-item>
              <text:list-item>
                <text:p><text:span text:style-name="T12">The final Boolean operator, not. It simply inverts the truth or falseness of a Boolean value:</text:span></text:p>
                <text:p><text:span text:style-name="T3">not true <text:s text:c="16"/>//false</text:span></text:p>
                <text:p><text:span text:style-name="T3">not false <text:s text:c="14"/>//true</text:span></text:p>
              </text:list-item>
            </text:list>
          </draw:text-box>
        </draw:frame>
        <presentation:notes draw:style-name="dp2">
          <draw:page-thumbnail draw:style-name="gr1" draw:layer="layout" svg:width="17.478cm" svg:height="8.993cm" svg:x="2.056cm" svg:y="2.351cm" draw:page-number="38" presentation:class="page"/>
          <draw:frame presentation:style-name="pr6" draw:layer="layout" svg:width="17.478cm" svg:height="13.17cm" svg:x="2.056cm" svg:y="12.229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4.238cm" svg:x="1.4cm" svg:y="5.066cm" presentation:class="outline" presentation:user-transformed="true">
          <draw:text-box>
            <text:list text:style-name="L2">
              <text:list-header>
                <text:p><text:span text:style-name="T26">Numeric Operations:</text:span></text:p>
              </text:list-header>
              <text:list-item>
                <text:p>SassScript allows you to perform arithmetic and comparison operations on numeric values.</text:p>
              </text:list-item>
              <text:list-item>
                <text:p>For example:</text:p>
                <text:p>SCSS:</text:p>
                <text:p><text:span text:style-name="T3">1 + 1 <text:s text:c="2"/>//2 (addition)</text:span></text:p>
                <text:p><text:span text:style-name="T3">1 - 1 <text:s text:c="2"/>//0 (subtraction)</text:span></text:p>
                <text:p><text:span text:style-name="T3">2 * 3 <text:s text:c="2"/>//6 (multiplication)</text:span></text:p>
                <text:p><text:span text:style-name="T3">(6 / 3) //2 (division, see below for an explanation of the parentheses)</text:span></text:p>
                <text:p><text:span text:style-name="T3">5 % 2 <text:s text:c="2"/>//5 (modulus)</text:span></text:p>
                <text:p><text:span text:style-name="T3">-3 <text:s text:c="5"/>//3 less than zero (negation)</text:span></text:p>
              </text:list-item>
              <text:list-item>
                <text:p/>
              </text:list-item>
            </text:list>
          </draw:text-box>
        </draw:frame>
        <presentation:notes draw:style-name="dp2">
          <draw:page-thumbnail draw:style-name="gr1" draw:layer="layout" svg:width="17.478cm" svg:height="8.993cm" svg:x="2.056cm" svg:y="2.351cm" draw:page-number="39" presentation:class="page"/>
          <draw:frame presentation:style-name="pr6" draw:layer="layout" svg:width="17.478cm" svg:height="13.17cm" svg:x="2.056cm" svg:y="12.229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Numerical Operations</text:p>
          </draw:text-box>
        </draw:frame>
        <draw:frame presentation:style-name="pr5" draw:layer="layout" svg:width="25.2cm" svg:height="12.179cm" svg:x="1.4cm" svg:y="5.066cm" presentation:class="outline">
          <draw:text-box>
            <text:list text:style-name="L2">
              <text:list-header>
                <text:p>A space on both sides of the operator indicates subtraction:</text:p>
                <text:p><text:span text:style-name="T11">5 - 2 //subtraction</text:span></text:p>
              </text:list-header>
              <text:list-item>
                <text:p>No spaces also indicates subtraction:</text:p>
                <text:p><text:span text:style-name="T11">5-2 //subtraction</text:span></text:p>
              </text:list-item>
              <text:list-item>
                <text:p>But if you only include one space, you get a list with a negative value:</text:p>
                <text:p><text:span text:style-name="T11">5 -2 //this is a list with two items</text:span></text:p>
                <text:p/>
                <text:p/>
              </text:list-item>
            </text:list>
          </draw:text-box>
        </draw:frame>
        <presentation:notes draw:style-name="dp2">
          <draw:page-thumbnail draw:style-name="gr1" draw:layer="layout" svg:width="17.478cm" svg:height="8.993cm" svg:x="2.056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BrightBlue" presentation:presentation-page-layout-name="AL2T1">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Comparisions:</text:span></text:p>
                <text:p><text:span text:style-name="T11">SCSS: Comparison Operators</text:span></text:p>
                <text:p><text:span text:style-name="T11">5 &lt; 3 <text:s/>//false (less than)</text:span></text:p>
                <text:p><text:span text:style-name="T11">5 &gt; 3 <text:s/>//true (greater than)</text:span></text:p>
                <text:p><text:span text:style-name="T11">3 &lt;= 3 //true (less than or equal to)</text:span></text:p>
                <text:p><text:span text:style-name="T11">5 &gt;= 3 //true (greater than or equal to)</text:span></text:p>
              </text:list-header>
              <text:list-item>
                <text:p>The Sass operators don't conflict with standard CSS syntax, so there's no special conditions or syntax to worry about.</text:p>
              </text:list-item>
            </text:list>
          </draw:text-box>
        </draw:frame>
        <presentation:notes draw:style-name="dp2">
          <draw:page-thumbnail draw:style-name="gr1" draw:layer="layout" svg:width="17.478cm" svg:height="8.993cm" svg:x="2.056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BrightBlue" presentation:presentation-page-layout-name="AL2T1">
        <draw:frame presentation:style-name="pr7" draw:layer="layout" svg:width="19.5cm" svg:height="3.467cm" svg:x="1.4cm" svg:y="0.8cm" presentation:class="title">
          <draw:text-box>
            <text:p>Sass Operations</text:p>
          </draw:text-box>
        </draw:frame>
        <draw:frame presentation:style-name="pr5" draw:layer="layout" svg:width="25.2cm" svg:height="15.254cm" svg:x="1.4cm" svg:y="5.066cm" presentation:class="outline" presentation:user-transformed="true">
          <draw:text-box>
            <text:list text:style-name="L2">
              <text:list-header>
                <text:p><text:span text:style-name="T26">String Operation:</text:span></text:p>
              </text:list-header>
              <text:list-item>
                <text:p>Sass only supports a single operator on strings, concatenation, but it supports several varieties of it. The simplest is the concatenation operator.</text:p>
                <text:p>SCSS:</text:p>
                <text:p>"<text:span text:style-name="T11">hello, " + "world" <text:s/>// returns "hello, world"</text:span></text:p>
              </text:list-item>
              <text:list-item>
                <text:p><text:span text:style-name="T12">The Sass transpiler will determine whether to quote the string based on the first operand:</text:span></text:p>
                <text:p><text:span text:style-name="T12">SCSS:</text:span></text:p>
                <text:p><text:span text:style-name="T11">p {</text:span></text:p>
                <text:p><text:span text:style-name="T11"><text:s text:c="3"/></text:span><text:span text:style-name="T11">content: "Hello " + world;</text:span></text:p>
                <text:p><text:span text:style-name="T11"><text:s text:c="3"/></text:span><text:span text:style-name="T11">font-family: sans + "-serif";</text:span></text:p>
                <text:p><text:span text:style-name="T11">}</text:span></text:p>
              </text:list-item>
              <text:list-item>
                <text:p><text:span text:style-name="T12">will be output as:</text:span></text:p>
                <text:p><text:span text:style-name="T12">CSS:</text:span></text:p>
                <text:p><text:span text:style-name="T11"/></text:p>
                <text:p><text:span text:style-name="T11">p {</text:span></text:p>
                <text:p><text:span text:style-name="T11"><text:s text:c="3"/></text:span><text:span text:style-name="T11">content: "Hello world";</text:span></text:p>
                <text:p><text:span text:style-name="T11"><text:s text:c="3"/></text:span><text:span text:style-name="T11">font-family: sans-serif;</text:span></text:p>
                <text:p><text:span text:style-name="T11">}</text:span></text:p>
              </text:list-item>
            </text:list>
          </draw:text-box>
        </draw:frame>
        <presentation:notes draw:style-name="dp2">
          <draw:page-thumbnail draw:style-name="gr1" draw:layer="layout" svg:width="17.478cm" svg:height="8.993cm" svg:x="2.056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BrightBlue" presentation:presentation-page-layout-name="AL2T1">
        <draw:frame presentation:style-name="pr7" draw:layer="layout" svg:width="19.5cm" svg:height="3.467cm" svg:x="1.4cm" svg:y="0.8cm" presentation:class="title">
          <draw:text-box>
            <text:p>String Operation</text:p>
          </draw:text-box>
        </draw:frame>
        <draw:frame presentation:style-name="pr5" draw:layer="layout" svg:width="25.2cm" svg:height="12.179cm" svg:x="1.4cm" svg:y="5.066cm" presentation:class="outline">
          <draw:text-box>
            <text:list text:style-name="L2">
              <text:list-item>
                <text:p>You can use expressions in strings by wrapping them in the interpolation operator, #{}.</text:p>
                <text:p>SCSS:</text:p>
                <text:p><text:span text:style-name="T11">#plain-text {</text:span></text:p>
                <text:p><text:span text:style-name="T11"><text:s text:c="3"/></text:span><text:span text:style-name="T11">content: "I'm 1 + 2 years old";</text:span></text:p>
                <text:p><text:span text:style-name="T11">}</text:span></text:p>
                <text:p><text:span text:style-name="T11">#interpolated {</text:span></text:p>
                <text:p><text:span text:style-name="T11"><text:s text:c="3"/></text:span><text:span text:style-name="T11">content: "I'm #{1 + 3} years old";</text:span></text:p>
                <text:p><text:span text:style-name="T11">}</text:span></text:p>
              </text:list-item>
              <text:list-item>
                <text:p><text:span text:style-name="T12">will be transpiled to:</text:span></text:p>
                <text:p><text:span text:style-name="T12">CSS:</text:span></text:p>
                <text:p><text:span text:style-name="T11"/></text:p>
                <text:p><text:span text:style-name="T11">#plain-text {</text:span></text:p>
                <text:p><text:span text:style-name="T11"><text:s text:c="2"/></text:span><text:span text:style-name="T11">content: "I'm 1 + 2 years old";</text:span></text:p>
                <text:p><text:span text:style-name="T11">}</text:span></text:p>
                <text:p><text:span text:style-name="T11"/></text:p>
                <text:p><text:span text:style-name="T11">#interpolated {</text:span></text:p>
                <text:p><text:span text:style-name="T11"><text:s text:c="3"/></text:span><text:span text:style-name="T11">content: "I'm 4 years old";</text:span></text:p>
                <text:p><text:span text:style-name="T11">}</text:span></text:p>
              </text:list-item>
            </text:list>
          </draw:text-box>
        </draw:frame>
        <presentation:notes draw:style-name="dp2">
          <draw:page-thumbnail draw:style-name="gr1" draw:layer="layout" svg:width="17.478cm" svg:height="8.993cm" svg:x="2.056cm" svg:y="2.351cm" draw:page-number="43" presentation:class="page"/>
          <draw:frame presentation:style-name="pr6" draw:layer="layout" svg:width="17.478cm" svg:height="13.17cm" svg:x="2.056cm" svg:y="12.229cm" presentation:class="notes" presentation:placeholder="true">
            <draw:text-box/>
          </draw:frame>
        </presentation:notes>
      </draw:page>
      <draw:page draw:name="page44" draw:style-name="dp1" draw:master-page-name="BrightBlue" presentation:presentation-page-layout-name="AL2T1">
        <draw:frame presentation:style-name="pr7" draw:layer="layout" svg:width="19.5cm" svg:height="3.467cm" svg:x="1.4cm" svg:y="0.8cm" presentation:class="title">
          <draw:text-box>
            <text:p>Sass operation</text:p>
          </draw:text-box>
        </draw:frame>
        <draw:frame presentation:style-name="pr5" draw:text-style-name="P8" draw:layer="layout" svg:width="25.2cm" svg:height="12.179cm" svg:x="1.4cm" svg:y="5.066cm" presentation:class="outline">
          <draw:text-box>
            <text:list text:style-name="L2">
              <text:list-header>
                <text:p><text:span text:style-name="T26">Color operations:</text:span></text:p>
              </text:list-header>
              <text:list-item>
                <text:p><text:span text:style-name="T27">SassScript allows you to perform arithmetic between two colors or between a color and a numeric value. </text:span></text:p>
              </text:list-item>
              <text:list-item>
                <text:p><text:span text:style-name="T27">When performing arithmetic on two color values, Sass separates each color into its red, green and blue components and then performs on each color separately. Let's look at an example. Given the following expression:</text:span></text:p>
                <text:p><text:span text:style-name="T27">#102030 + #010203</text:span></text:p>
              </text:list-item>
              <text:list-item>
                <text:p><text:span text:style-name="T27">Sass will first break the two colors into their red, green and blue components: (10,20,30) and (01,02,03). Then it will perform the operation (in this case, addition) on each color: 10+1 for red, 20 + 2 for the green, and 30 + 3 for the blue. It will then re-combine the values, with the result #112233.</text:span></text:p>
              </text:list-item>
              <text:list-item>
                <text:p><text:span text:style-name="T27">Sass does essentially the same thing when you perform an operation on a color and a number: The operation is performed on each color component individually. Thus given the expression #101010 * 2 the result would be #202020.</text:span></text:p>
              </text:list-item>
            </text:list>
          </draw:text-box>
        </draw:frame>
        <presentation:notes draw:style-name="dp2">
          <draw:page-thumbnail draw:style-name="gr1" draw:layer="layout" svg:width="17.478cm" svg:height="8.993cm" svg:x="2.056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BrightBlue" presentation:presentation-page-layout-name="AL2T1">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draw:text-box>
            <text:list text:style-name="L2">
              <text:list-item>
                <text:p>Sass functions are perhaps the most useful aspect of the language.</text:p>
              </text:list-item>
              <text:list-item>
                <text:p>You can use standard CSS function syntax to call Sass functions:</text:p>
              </text:list-item>
              <text:list-item>
                <text:p>SCSS: rgb() Function</text:p>
                <text:p><text:span text:style-name="T3">p {</text:span></text:p>
                <text:p><text:span text:style-name="T3"><text:s text:c="3"/></text:span><text:span text:style-name="T3">color: rgb(42, 154, 179);</text:span></text:p>
                <text:p><text:span text:style-name="T3">}</text:span></text:p>
              </text:list-item>
              <text:list-item>
                <text:p>which will be output as</text:p>
                <text:p>CSS:</text:p>
                <text:p><text:span text:style-name="T3">p {</text:span></text:p>
                <text:p><text:span text:style-name="T3"><text:s text:c="2"/></text:span><text:span text:style-name="T3">color: #2a9ab3;</text:span></text:p>
                <text:p><text:span text:style-name="T3">}</text:span></text:p>
              </text:list-item>
            </text:list>
          </draw:text-box>
        </draw:frame>
        <presentation:notes draw:style-name="dp2">
          <draw:page-thumbnail draw:style-name="gr1" draw:layer="layout" svg:width="17.478cm" svg:height="8.993cm" svg:x="2.056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presentation:user-transformed="true">
          <draw:text-box>
            <text:list text:style-name="L2">
              <text:list-item>
                <text:p>Sass also lets you specify the arguments to the function by their name. </text:p>
                <text:p><text:span text:style-name="T3">p {</text:span></text:p>
                <text:p><text:span text:style-name="T3"><text:s text:c="3"/></text:span><text:span text:style-name="T3">color: rgb($red: 42, $blue: 154, $green: 179);</text:span></text:p>
                <text:p><text:span text:style-name="T3">}</text:span></text:p>
              </text:list-item>
              <text:list-item>
                <text:p><text:span text:style-name="T12">the argument names are prefixed with the dollar sign, the same syntax used to identify variables. Fortunately, the Sass transpiler is smart enough to keep them straight:</text:span></text:p>
                <text:p><text:span text:style-name="T12"/></text:p>
                <text:p><text:span text:style-name="T12">SCSS:</text:span></text:p>
                <text:p><text:span text:style-name="T3">#argument {</text:span></text:p>
                <text:p><text:span text:style-name="T3"><text:s text:c="3"/></text:span><text:span text:style-name="T3">color: rgb($red: 42, $green: 179, $blue: 154);</text:span></text:p>
                <text:p><text:span text:style-name="T3">}</text:span></text:p>
                <text:p><text:span text:style-name="T3"/></text:p>
                <text:p><text:span text:style-name="T3">#variable {</text:span></text:p>
                <text:p><text:span text:style-name="T3"><text:s text:c="3"/></text:span><text:span text:style-name="T3">$red: 42;</text:span></text:p>
                <text:p><text:span text:style-name="T3"><text:s text:c="3"/></text:span><text:span text:style-name="T3">color: rgb($red: $red, $green: 179, $blue: 154);</text:span></text:p>
                <text:p><text:span text:style-name="T3">}</text:span></text:p>
                <text:p><text:span text:style-name="T3"/></text:p>
                <text:p><text:span text:style-name="T3"/></text:p>
                <text:p><text:span text:style-name="T12">will be output as:</text:span></text:p>
                <text:p><text:span text:style-name="T12">CSS:</text:span></text:p>
                <text:p><text:span text:style-name="T3">#argument {</text:span></text:p>
                <text:p><text:span text:style-name="T3"><text:s text:c="3"/></text:span><text:span text:style-name="T3">color: #2ab39a;</text:span></text:p>
                <text:p><text:span text:style-name="T3">}</text:span></text:p>
                <text:p><text:span text:style-name="T3"/></text:p>
                <text:p><text:span text:style-name="T3">#variable {</text:span></text:p>
                <text:p><text:span text:style-name="T3"><text:s text:c="3"/></text:span><text:span text:style-name="T3">color: #2ab39a;</text:span></text:p>
                <text:p><text:span text:style-name="T3">}</text:span></text:p>
                <text:p><text:span text:style-name="T3"/></text:p>
              </text:list-item>
            </text:list>
          </draw:text-box>
        </draw:frame>
        <presentation:notes draw:style-name="dp2">
          <draw:page-thumbnail draw:style-name="gr1" draw:layer="layout" svg:width="17.478cm" svg:height="8.993cm" svg:x="2.056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0.762cm" svg:y="5.066cm" presentation:class="outline" presentation:user-transformed="true">
          <draw:text-box>
            <text:list text:style-name="L2">
              <text:list-item>
                <text:p>The named parameters are :</text:p>
                <text:p><text:s/><text:span text:style-name="T11">$string, $insert and $index</text:span></text:p>
              </text:list-item>
              <text:list-item>
                <text:p><text:s/>str-insert($insert: "hello, ", $string: "world", $index: 1) would return "hello, world".</text:p>
              </text:list-item>
            </text:list>
          </draw:text-box>
        </draw:frame>
        <presentation:notes draw:style-name="dp2">
          <draw:page-thumbnail draw:style-name="gr1" draw:layer="layout" svg:width="17.478cm" svg:height="8.993cm" svg:x="2.056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Function</text:p>
          </draw:text-box>
        </draw:frame>
        <draw:frame presentation:style-name="pr5" draw:layer="layout" svg:width="25.2cm" svg:height="12.179cm" svg:x="1.4cm" svg:y="5.066cm" presentation:class="outline">
          <draw:text-box>
            <text:list text:style-name="L2">
              <text:list-item>
                <text:p>Sass strings are NOT zero-based arrays. The first character in a Sass string is at index 1, not 0.</text:p>
              </text:list-item>
              <text:list-item>
                <text:p>For example. the Sass function str-index($string, $substring) returns the position of the first occurrence of $substring in $string. The equivalent JavaScript function is the indexOf(&lt;substring&gt;) method. But given the same arguments, they don't return the same values:</text:p>
                <text:p><text:s/><text:span text:style-name="T3">$str-index("hello","h"); //Sass returns 1</text:span></text:p>
                <text:p><text:span text:style-name="T3">"hello".indexOf("h"); //JavaScript returns 0</text:span></text:p>
                <text:p/>
              </text:list-item>
            </text:list>
          </draw:text-box>
        </draw:frame>
        <presentation:notes draw:style-name="dp2">
          <draw:page-thumbnail draw:style-name="gr1" draw:layer="layout" svg:width="17.478cm" svg:height="8.993cm" svg:x="2.056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Function List</text:p>
          </draw:text-box>
        </draw:frame>
        <draw:frame presentation:style-name="pr5" draw:layer="layout" svg:width="25.2cm" svg:height="12.179cm" svg:x="1.4cm" svg:y="5.066cm" presentation:class="outline">
          <draw:text-box>
            <text:list text:style-name="L2">
              <text:list-header>
                <text:p><text:tab/></text:p>
                <text:p>1. to-upper-case("hello") – HELLO</text:p>
                <text:p>2. to-lower-case("Hello") – hello</text:p>
                <text:p>3. str-slice("hello, world", 8, 9) - “wo”</text:p>
                <text:p>4. str-slice("hello, world", 8) = “world”</text:p>
                <text:p>5. str-index("Hello", "H") – 1</text:p>
                <text:p>6. str-index("Hello", "f") – null</text:p>
                <text:p>7. str-length("hello") – 5</text:p>
                <text:p>8. quote(hello) - “hello”</text:p>
                <text:p>9. unquote("hello") - hello</text:p>
              </text:list-header>
            </text:list>
          </draw:text-box>
        </draw:frame>
        <presentation:notes draw:style-name="dp2">
          <draw:page-thumbnail draw:style-name="gr1" draw:layer="layout" svg:width="17.478cm" svg:height="8.993cm" svg:x="2.056cm" svg:y="2.351cm" draw:page-number="49" presentation:class="page"/>
          <draw:frame presentation:style-name="pr6" draw:layer="layout" svg:width="17.478cm" svg:height="13.17cm" svg:x="2.056cm" svg:y="12.229cm" presentation:class="notes" presentation:placeholder="true">
            <draw:text-box/>
          </draw:frame>
        </presentation:notes>
      </draw:page>
      <draw:page draw:name="page5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Numeric Functions<text:tab/></text:p>
          </draw:text-box>
        </draw:frame>
        <draw:frame presentation:style-name="pr5" draw:layer="layout" svg:width="25.2cm" svg:height="12.179cm" svg:x="1.4cm" svg:y="5.066cm" presentation:class="outline">
          <draw:text-box>
            <text:list text:style-name="L2">
              <text:list-item>
                <text:p><text:s/>Sass provides a basic set of functions for manipulating numeric values, and they work the way you'd expect them to. </text:p>
              </text:list-item>
              <text:list-item>
                <text:p>Sass will ignore the units, and they won't included in the result.</text:p>
                <text:p/>
                <text:p/>
              </text:list-item>
            </text:list>
          </draw:text-box>
        </draw:frame>
        <presentation:notes draw:style-name="dp2">
          <draw:page-thumbnail draw:style-name="gr1" draw:layer="layout" svg:width="17.478cm" svg:height="8.993cm" svg:x="2.056cm" svg:y="2.351cm" draw:page-number="50" presentation:class="page"/>
          <draw:frame presentation:style-name="pr6" draw:layer="layout" svg:width="17.478cm" svg:height="13.17cm" svg:x="2.056cm" svg:y="12.229cm" presentation:class="notes" presentation:placeholder="true">
            <draw:text-box/>
          </draw:frame>
        </presentation:notes>
      </draw:page>
      <draw:page draw:name="page51" draw:style-name="dp1" draw:master-page-name="BrightBlue" presentation:presentation-page-layout-name="AL2T1">
        <office:forms form:automatic-focus="false" form:apply-design-mode="false"/>
        <draw:frame presentation:style-name="pr7" draw:layer="layout" svg:width="23.746cm" svg:height="3.467cm" svg:x="0.384cm" svg:y="0.8cm" presentation:class="title" presentation:user-transformed="true">
          <draw:text-box>
            <text:p>Numeric Functions Examples</text:p>
          </draw:text-box>
        </draw:frame>
        <draw:frame presentation:style-name="pr5" draw:layer="layout" svg:width="25.2cm" svg:height="12.179cm" svg:x="1.4cm" svg:y="5.066cm" presentation:class="outline">
          <draw:text-box>
            <text:list text:style-name="L2">
              <text:list-header>
                <text:p>1. percentage(1.5) = 150</text:p>
                <text:p>2. percentage(1em) = error message</text:p>
                <text:p>3. round(7.25) = 7</text:p>
                <text:p>4. ceil(7.24)= 8</text:p>
                <text:p>5. floor(7.75) = 7</text:p>
                <text:p>6. min(3,5,-2,7,0) = -2</text:p>
                <text:p>7. max(3,5,6,-3,0) = 6</text:p>
                <text:p>8. random() = 0.8796</text:p>
                <text:p>9. random(4)= 3</text:p>
              </text:list-header>
            </text:list>
          </draw:text-box>
        </draw:frame>
        <presentation:notes draw:style-name="dp2">
          <draw:page-thumbnail draw:style-name="gr1" draw:layer="layout" svg:width="17.478cm" svg:height="8.993cm" svg:x="2.056cm" svg:y="2.351cm" draw:page-number="51" presentation:class="page"/>
          <draw:frame presentation:style-name="pr6" draw:layer="layout" svg:width="17.478cm" svg:height="13.17cm" svg:x="2.056cm" svg:y="12.229cm" presentation:class="notes" presentation:placeholder="true">
            <draw:text-box/>
          </draw:frame>
        </presentation:notes>
      </draw:page>
      <draw:page draw:name="page5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List Function</text:p>
          </draw:text-box>
        </draw:frame>
        <draw:frame presentation:style-name="pr5" draw:layer="layout" svg:width="25.2cm" svg:height="12.179cm" svg:x="1.4cm" svg:y="5.066cm" presentation:class="outline">
          <draw:text-box>
            <text:list text:style-name="L2">
              <text:list-item>
                <text:p>The Sass list functions allow you to interrogate, manipulate and combine lists in expected ways. </text:p>
              </text:list-item>
              <text:list-item>
                <text:p>Sass lists are immutable (they cannot be changed).</text:p>
              </text:list-item>
              <text:list-item>
                <text:p>Sass lists are that they are one-based rather than zero-based.</text:p>
              </text:list-item>
            </text:list>
          </draw:text-box>
        </draw:frame>
        <presentation:notes draw:style-name="dp2">
          <draw:page-thumbnail draw:style-name="gr1" draw:layer="layout" svg:width="17.478cm" svg:height="8.993cm" svg:x="2.056cm" svg:y="2.351cm" draw:page-number="52" presentation:class="page"/>
          <draw:frame presentation:style-name="pr6" draw:layer="layout" svg:width="17.478cm" svg:height="13.17cm" svg:x="2.056cm" svg:y="12.229cm" presentation:class="notes" presentation:placeholder="true">
            <draw:text-box/>
          </draw:frame>
        </presentation:notes>
      </draw:page>
      <draw:page draw:name="page5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List Function Example</text:p>
          </draw:text-box>
        </draw:frame>
        <draw:frame presentation:style-name="pr5" draw:layer="layout" svg:width="25.2cm" svg:height="12.179cm" svg:x="1.4cm" svg:y="5.066cm" presentation:class="outline">
          <draw:text-box>
            <text:list text:style-name="L2">
              <text:list-header>
                <text:p>1. length(1 2 3)- 3</text:p>
                <text:p>2. nth(1 2 3, 2) – 2</text:p>
                <text:p>3. set-nth(1 2 3, 2, 5)- (1 5 3)</text:p>
                <text:p>4. join(1 2 3, 4 5 6)- (1 2 3 4 5 6)</text:p>
                <text:p>5. join((1, 2, 3), (4 5 6), auto) - (1, 2, 3, 4, 5, 6)</text:p>
                <text:p>6. join((1, 2, 3), (4 5 6), space) - (1 2 3 4 5 6)</text:p>
                <text:p>7. append((1, 2, 3), 4) - (1, 2, 3, 4)</text:p>
                <text:p>8. index((1 2 3), 2) – 2</text:p>
                <text:p>9. list-separator((1, 2, 3)) - "comma"</text:p>
              </text:list-header>
            </text:list>
          </draw:text-box>
        </draw:frame>
        <presentation:notes draw:style-name="dp2">
          <draw:page-thumbnail draw:style-name="gr1" draw:layer="layout" svg:width="17.478cm" svg:height="8.993cm" svg:x="2.056cm" svg:y="2.351cm" draw:page-number="53" presentation:class="page"/>
          <draw:frame presentation:style-name="pr6" draw:layer="layout" svg:width="17.478cm" svg:height="13.17cm" svg:x="2.056cm" svg:y="12.229cm" presentation:class="notes" presentation:placeholder="true">
            <draw:text-box/>
          </draw:frame>
        </presentation:notes>
      </draw:page>
      <draw:page draw:name="page5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Map functions<text:tab/><text:tab/></text:p>
          </draw:text-box>
        </draw:frame>
        <draw:frame presentation:style-name="pr5" draw:layer="layout" svg:width="25.2cm" svg:height="12.179cm" svg:x="1.4cm" svg:y="5.066cm" presentation:class="outline">
          <draw:text-box>
            <text:list text:style-name="L2">
              <text:list-header>
                <text:p>In Sass the map data type represents one or more key value pairs. </text:p>
              </text:list-header>
              <text:list-item>
                <text:p>you can use any of the list functions with maps as well; the map will be treated as a set of two-element lists:</text:p>
                <text:p><text:span text:style-name="T11">nth(("red": #ff0000, "green": #00ff00), 2) //returns ("green" #00ff00)</text:span></text:p>
              </text:list-item>
              <text:list-item>
                <text:p><text:span text:style-name="T12">Sass maps are immutable.</text:span></text:p>
              </text:list-item>
            </text:list>
          </draw:text-box>
        </draw:frame>
        <presentation:notes draw:style-name="dp2">
          <office:forms form:automatic-focus="false" form:apply-design-mode="false"/>
          <draw:page-thumbnail draw:style-name="gr1" draw:layer="layout" svg:width="17.478cm" svg:height="8.993cm" svg:x="2.056cm" svg:y="2.351cm" draw:page-number="54" presentation:class="page"/>
          <draw:frame presentation:style-name="pr6" draw:layer="layout" svg:width="17.478cm" svg:height="13.17cm" svg:x="2.056cm" svg:y="12.229cm" presentation:class="notes" presentation:placeholder="true">
            <draw:text-box/>
          </draw:frame>
        </presentation:notes>
      </draw:page>
      <draw:page draw:name="page5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Map Functions Examples</text:p>
          </draw:text-box>
        </draw:frame>
        <draw:frame presentation:style-name="pr5" draw:layer="layout" svg:width="25.2cm" svg:height="12.179cm" svg:x="1.4cm" svg:y="5.066cm" presentation:class="outline">
          <draw:text-box>
            <text:list text:style-name="L2">
              <text:list-item>
                <text:p>map-get(("red": #ff0000, "green": #00ff00), "green") <text:s/>- #00ff00</text:p>
              </text:list-item>
              <text:list-item>
                <text:p>map-merge(("red": #ff0000, "green": #00ff00), ("blue": #0000ff) - ("red": #ff0000, "green": #00ff00, "blue": #0000ff)</text:p>
              </text:list-item>
              <text:list-item>
                <text:p>map-remove(("red": #ff0000, "green": #00ff00), "red") - ("green": #00ff00)</text:p>
              </text:list-item>
              <text:list-item>
                <text:p>map-keys(("red": #ff0000, "green": #00ff00))- ("red", "green")</text:p>
              </text:list-item>
              <text:list-item>
                <text:p>map-values(("red": #ff0000, "green": #00ff00)) - (#ff0000, #00ff00)</text:p>
              </text:list-item>
              <text:list-item>
                <text:p>map-has-key(("red": #ff0000, "green": #00ff00), blue) - false</text:p>
              </text:list-item>
            </text:list>
          </draw:text-box>
        </draw:frame>
        <presentation:notes draw:style-name="dp2">
          <office:forms form:automatic-focus="false" form:apply-design-mode="false"/>
          <draw:page-thumbnail draw:style-name="gr1" draw:layer="layout" svg:width="17.478cm" svg:height="8.993cm" svg:x="2.056cm" svg:y="2.351cm" draw:page-number="55"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2-04T23:48:33.823878112</dc:date>
    <meta:editing-duration>PT9H35M41S</meta:editing-duration>
    <meta:editing-cycles>123</meta:editing-cycles>
    <meta:generator>LibreOffice/4.2.8.2$Linux_x86 LibreOffice_project/420m0$Build-2</meta:generator>
    <meta:document-statistic meta:object-count="257"/>
  </office:meta>
</office:document-meta>
</file>